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cb684"/>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cb684" officeooo:paragraph-rsid="000cb684"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cb684" officeooo:paragraph-rsid="000cb684"/>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cb684" officeooo:paragraph-rsid="000cb684"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cb684"/>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cb68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12"/>[Assignment <text:span text:style-name="T4">07.04 Defining New Static Methods - Part 3</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Calculates the user's weight on each planet in our solar system.</text:p>
        <text:p text:style-name="P9"><text:s/>*</text:p>
        <text:p text:style-name="P9"><text:s/>* @author Josiah Kowalski</text:p>
        <text:p text:style-name="P9"><text:s/>* @version 1/3/20</text:p>
        <text:p text:style-name="P9"><text:s/>*/</text:p>
        <text:p text:style-name="P9"/>
        <text:p text:style-name="P9">import java.io.File</text:p>
        <text:p text:style-name="P9">import java.io.IOException</text:p>
        <text:p text:style-name="P9">import java.util.Scanner</text:p>
        <text:p text:style-name="P9"/>
        <text:p text:style-name="P9">public class WeightOnPlanetV1 </text:p>
        <text:p text:style-name="P9"/>
        <text:p text:style-name="P9"/>
        <text:p text:style-name="P9"><text:s text:c="4"/>//reads the gravity data from a text file</text:p>
        <text:p text:style-name="P9"><text:s text:c="4"/>public static double[] getGravity() throws IOException </text:p>
        <text:p text:style-name="P9"><text:s text:c="4"/></text:p>
        <text:p text:style-name="P9"><text:s text:c="8"/>Scanner inFile = new Scanner(new File("gravity1.txt"))</text:p>
        <text:p text:style-name="P9"><text:s text:c="8"/>double[] surfaceGravity = new double[9]</text:p>
        <text:p text:style-name="P9"/>
        <text:p text:style-name="P9"><text:s text:c="8"/>for (int i = 0 i &lt; surfaceGravity.length i++) </text:p>
        <text:p text:style-name="P9"><text:s text:c="8"/></text:p>
        <text:p text:style-name="P9"><text:soft-page-break/><text:s text:c="12"/>surfaceGravity[i] = inFile.nextDouble() / 10.0</text:p>
        <text:p text:style-name="P9"><text:s text:c="8"/></text:p>
        <text:p text:style-name="P9"><text:s text:c="8"/>inFile.close()</text:p>
        <text:p text:style-name="P9"><text:s text:c="8"/>return surfaceGravity</text:p>
        <text:p text:style-name="P9"><text:s text:c="4"/></text:p>
        <text:p text:style-name="P9"/>
        <text:p text:style-name="P9"><text:s text:c="4"/>//calculates weight on each planet</text:p>
        <text:p text:style-name="P9"><text:s text:c="4"/>public static double[] calcWeight(double earthWeight, double[] gravity) </text:p>
        <text:p text:style-name="P9"><text:s text:c="4"/></text:p>
        <text:p text:style-name="P9"><text:s text:c="8"/>double mass = earthWeight * 433.59237</text:p>
        <text:p text:style-name="P9"><text:s text:c="8"/>double[] newWeight = new double[9]</text:p>
        <text:p text:style-name="P9"/>
        <text:p text:style-name="P9"><text:s text:c="8"/>for (int i = 0 i &lt; newWeight.length i++) </text:p>
        <text:p text:style-name="P9"><text:s text:c="8"/></text:p>
        <text:p text:style-name="P9"><text:s text:c="12"/>newWeight[i] = (mass * gravity[i]) / 433.59237</text:p>
        <text:p text:style-name="P9"><text:s text:c="8"/></text:p>
        <text:p text:style-name="P9"><text:s text:c="8"/>return newWeight</text:p>
        <text:p text:style-name="P9"><text:s text:c="4"/></text:p>
        <text:p text:style-name="P9"/>
        <text:p text:style-name="P9"><text:s text:c="4"/>//prints results to s formatted table</text:p>
        <text:p text:style-name="P9"><text:s text:c="4"/>public static void printResults(String[] names, double[] gravity, double[] weight) </text:p>
        <text:p text:style-name="P9"><text:s text:c="4"/></text:p>
        <text:p text:style-name="P9"><text:s text:c="8"/>System.out.printf("%29s%n", "My weight on the Planets")</text:p>
        <text:p text:style-name="P9"><text:s text:c="8"/>System.out.printf("%-7s%15s%16s%n", "Planet", "Gravity", "Weight(lbs)")</text:p>
        <text:p text:style-name="P9"><text:s text:c="8"/>System.out.println("---------------------------------------")</text:p>
        <text:p text:style-name="P9"><text:soft-page-break/><text:s text:c="8"/>for (int i = 0 i &lt; names.length i++) </text:p>
        <text:p text:style-name="P9"><text:s text:c="8"/></text:p>
        <text:p text:style-name="P9"><text:s text:c="12"/>System.out.printf("%-7s%14.2f%14.2f%n", names[i], gravity[i], weight[i])</text:p>
        <text:p text:style-name="P9"><text:s text:c="8"/></text:p>
        <text:p text:style-name="P9"><text:s text:c="4"/></text:p>
        <text:p text:style-name="P9"/>
        <text:p text:style-name="P9"><text:s text:c="4"/>public static void main(String[] args) throws IOException </text:p>
        <text:p text:style-name="P9"><text:s text:c="4"/></text:p>
        <text:p text:style-name="P9"/>
        <text:p text:style-name="P9"><text:s text:c="8"/>// Extension idea... instead of hard coding the weight, you may prompt the user for input.</text:p>
        <text:p text:style-name="P9"><text:s text:c="8"/>System.out.println("Please enter your weight in pounds: ")</text:p>
        <text:p text:style-name="P9"><text:s text:c="8"/>Scanner in = new Scanner(System.in)</text:p>
        <text:p text:style-name="P9"><text:s text:c="8"/>double userWeight = in.nextDouble()</text:p>
        <text:p text:style-name="P9"/>
        <text:p text:style-name="P9"><text:s text:c="8"/>String[] names = "Mercury", "Venus", "Earth", "Mars", "Jupiter", "Saturn", "Uranus", "Neptune", "Pluto"</text:p>
        <text:p text:style-name="P9"><text:s text:c="8"/>double[] gravity = getGravity() <text:s text:c="27"/>// static method you write</text:p>
        <text:p text:style-name="P9"><text:s text:c="8"/>double[] weight = calcWeight(userWeight, gravity) <text:s text:c="9"/>// static method you write</text:p>
        <text:p text:style-name="P9"><text:s text:c="8"/>printResults(names, gravity, weight) <text:s text:c="22"/>// static method you write</text:p>
        <text:p text:style-name="P9"/>
        <text:p text:style-name="P9"><text:s text:c="8"/>in.close()</text:p>
        <text:p text:style-name="P9"><text:s text:c="5"/>//end main</text:p>
        <text:p text:style-name="P9">//end class</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oft-page-break/><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Calculates the user's weight on each planet in our solar system.</text:p>
        <text:p text:style-name="P3"><text:s/>*</text:p>
        <text:p text:style-name="P3"><text:s/>* @author Josiah Kowalski</text:p>
        <text:p text:style-name="P3"><text:s/>* @version 1/3/20</text:p>
        <text:p text:style-name="P3"><text:s/>*/</text:p>
        <text:p text:style-name="P3"/>
        <text:p text:style-name="P3">import java.io.File;</text:p>
        <text:p text:style-name="P3">import java.io.IOException;</text:p>
        <text:p text:style-name="P3">import java.util.Scanner;</text:p>
        <text:p text:style-name="P3"/>
        <text:p text:style-name="P3">public class WeightOnPlanetV1 </text:p>
        <text:p text:style-name="P3">{</text:p>
        <text:p text:style-name="P3"/>
        <text:p text:style-name="P3"><text:s text:c="4"/>//reads the gravity data from a text file</text:p>
        <text:p text:style-name="P3"><text:s text:c="4"/>public static double[] getGravity() throws IOException </text:p>
        <text:p text:style-name="P3"><text:s text:c="4"/>{</text:p>
        <text:p text:style-name="P3"><text:s text:c="8"/>Scanner inFile = new Scanner(new File("gravity1.txt"));</text:p>
        <text:p text:style-name="P3"><text:s text:c="8"/>double[] surfaceGravity = new double[9];</text:p>
        <text:p text:style-name="P3"/>
        <text:p text:style-name="P3"><text:s text:c="8"/>for (int i = 0; i &lt; surfaceGravity.length; i++) </text:p>
        <text:p text:style-name="P3"><text:s text:c="8"/>{</text:p>
        <text:p text:style-name="P3"><text:s text:c="12"/>surfaceGravity[i] = inFile.nextDouble() / 10.0;</text:p>
        <text:p text:style-name="P3"><text:s text:c="8"/>}</text:p>
        <text:p text:style-name="P3"><text:s text:c="8"/>inFile.close();</text:p>
        <text:p text:style-name="P3"><text:s text:c="8"/>return surfaceGravity;</text:p>
        <text:p text:style-name="P3"><text:s text:c="4"/>}</text:p>
        <text:p text:style-name="P3"/>
        <text:p text:style-name="P3"><text:s text:c="4"/>//calculates weight on each planet</text:p>
        <text:p text:style-name="P3"><text:s text:c="4"/>public static double[] calcWeight(double earthWeight, double[] gravity) </text:p>
        <text:p text:style-name="P3"><text:soft-page-break/><text:s text:c="4"/>{</text:p>
        <text:p text:style-name="P3"><text:s text:c="8"/>double mass = earthWeight * 433.59237;</text:p>
        <text:p text:style-name="P3"><text:s text:c="8"/>double[] newWeight = new double[9];</text:p>
        <text:p text:style-name="P3"/>
        <text:p text:style-name="P3"><text:s text:c="8"/>for (int i = 0; i &lt; newWeight.length; i++) </text:p>
        <text:p text:style-name="P3"><text:s text:c="8"/>{</text:p>
        <text:p text:style-name="P3"><text:s text:c="12"/>newWeight[i] = (mass * gravity[i]) / 433.59237;</text:p>
        <text:p text:style-name="P3"><text:s text:c="8"/>}</text:p>
        <text:p text:style-name="P3"><text:s text:c="8"/>return newWeight;</text:p>
        <text:p text:style-name="P3"><text:s text:c="4"/>}</text:p>
        <text:p text:style-name="P3"/>
        <text:p text:style-name="P3"><text:s text:c="4"/>//prints results to s formatted table</text:p>
        <text:p text:style-name="P3"><text:s text:c="4"/>public static void printResults(String[] names, double[] gravity, double[] weight) </text:p>
        <text:p text:style-name="P3"><text:s text:c="4"/>{</text:p>
        <text:p text:style-name="P3"><text:s text:c="8"/>System.out.printf("%29s%n", "My weight on the Planets");</text:p>
        <text:p text:style-name="P3"><text:s text:c="8"/>System.out.printf("%-7s%15s%16s%n", "Planet", "Gravity", "Weight(lbs)");</text:p>
        <text:p text:style-name="P3"><text:s text:c="8"/>System.out.println("---------------------------------------");</text:p>
        <text:p text:style-name="P3"><text:s text:c="8"/>for (int i = 0; i &lt; names.length; i++) </text:p>
        <text:p text:style-name="P3"><text:s text:c="8"/>{</text:p>
        <text:p text:style-name="P3"><text:s text:c="12"/>System.out.printf("%-7s%14.2f%14.2f%n", names[i], gravity[i], weight[i]);</text:p>
        <text:p text:style-name="P3"><text:s text:c="8"/>}</text:p>
        <text:p text:style-name="P3"><text:s text:c="4"/>}</text:p>
        <text:p text:style-name="P3"/>
        <text:p text:style-name="P3"><text:s text:c="4"/>public static void main(String[] args) throws IOException </text:p>
        <text:p text:style-name="P3"><text:s text:c="4"/>{</text:p>
        <text:p text:style-name="P3"/>
        <text:p text:style-name="P3"><text:s text:c="8"/>// Extension idea... instead of hard coding the weight, you may prompt the user for input.</text:p>
        <text:p text:style-name="P3"><text:s text:c="8"/>System.out.println("Please enter your weight in pounds: ");</text:p>
        <text:p text:style-name="P3"><text:s text:c="8"/>Scanner in = new Scanner(System.in);</text:p>
        <text:p text:style-name="P3"><text:s text:c="8"/>double userWeight = in.nextDouble();</text:p>
        <text:p text:style-name="P3"/>
        <text:p text:style-name="P3"><text:s text:c="8"/>String[] names = {"Mercury", "Venus", "Earth", "Mars", "Jupiter", "Saturn", "Uranus", "Neptune", "Pluto"};</text:p>
        <text:p text:style-name="P3"><text:s text:c="8"/>double[] gravity = getGravity(); <text:s text:c="27"/>// static method you write</text:p>
        <text:p text:style-name="P3"><text:s text:c="8"/>double[] weight = calcWeight(userWeight, gravity); <text:s text:c="9"/>// static method you write</text:p>
        <text:p text:style-name="P3"><text:s text:c="8"/>printResults(names, gravity, weight); <text:s text:c="22"/>// static method you write</text:p>
        <text:p text:style-name="P3"><text:soft-page-break/></text:p>
        <text:p text:style-name="P3"><text:s text:c="8"/>in.close();</text:p>
        <text:p text:style-name="P3"><text:s text:c="4"/>} //end main</text:p>
        <text:p text:style-name="P3">}//end class</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is to determine the user’s weight on different planets.</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d as a tool to determine the users weight on different planets.</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I didn’t really run into any.</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ill try to make it more neat.</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3T11:38:08.870242022</dc:date>
    <meta:editing-cycles>9</meta:editing-cycles>
    <meta:editing-duration>PT8M2S</meta:editing-duration>
    <meta:document-statistic meta:table-count="1" meta:image-count="0" meta:object-count="0" meta:page-count="6" meta:paragraph-count="134" meta:word-count="709" meta:character-count="5719" meta:non-whitespace-character-count="4332"/>
    <meta:generator>LibreOffice/5.2.7.2$Linux_AARCH64 LibreOffice_project/20m0$Build-2</meta:generator>
    <meta:user-defined meta:name="Company">FLVS</meta:user-defined>
    <meta:user-defined meta:name="Operator">JOSIAH KOWALSKI</meta:user-defined>
  </office:meta>
</office:document-meta>
</file>